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bdb0d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bdb0d"/>
    </style:style>
    <style:style style:name="P3" style:family="paragraph" style:parent-style-name="Standard_20__28_user_29_">
      <style:paragraph-properties fo:text-align="end" style:justify-single-word="false"/>
      <style:text-properties officeooo:paragraph-rsid="000bdb0d"/>
    </style:style>
    <style:style style:name="P4" style:family="paragraph" style:parent-style-name="Standard_20__28_user_29_">
      <style:text-properties fo:font-weight="bold" officeooo:paragraph-rsid="000bdb0d" style:font-weight-asian="bold" style:font-weight-complex="bold"/>
    </style:style>
    <style:style style:name="P5" style:family="paragraph" style:parent-style-name="Standard_20__28_user_29_">
      <style:text-properties style:font-name="Liberation Serif" fo:font-weight="bold" officeooo:paragraph-rsid="000bdb0d" style:font-name-asian="Tahoma1" style:font-weight-asian="bold" style:font-name-complex="Droid Sans Devanagari" style:font-weight-complex="bold"/>
    </style:style>
    <style:style style:name="P6" style:family="paragraph" style:parent-style-name="Standard_20__28_user_29_">
      <style:text-properties officeooo:paragraph-rsid="000bdb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5" style:family="text">
      <style:text-properties style:font-name="Liberation Serif" style:font-name-asian="Tahoma1" style:font-name-complex="Droid Sans Devanagari"/>
    </style:style>
    <style:style style:name="T6" style:family="text">
      <style:text-properties style:font-name="Liberation Serif" fo:font-weight="normal" officeooo:rsid="000bdb0d" style:font-name-asian="Tahoma1" style:font-weight-asian="normal" style:font-name-complex="Droid Sans Devanagari" style:font-weight-complex="normal"/>
    </style:style>
    <style:style style:name="T7" style:family="text">
      <style:text-properties fo:font-weight="normal" officeooo:rsid="000bdb0d" style:font-weight-asian="normal" style:font-weight-complex="normal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удент группы ИС-22 Енгибарян М.В.</text:p>
      <text:p text:style-name="P6"><text:span text:style-name="T1">Практическое занятие </text:span><text:span text:style-name="T3">№</text:span><text:span text:style-name="T1"> </text:span><text:span text:style-name="T2">10</text:span></text:p>
      <text:p text:style-name="P4"/>
      <text:p text:style-name="P6"><text:span text:style-name="T1">Тема: </text:span><text:span text:style-name="T7">Составление программ с применением множеств в <text:s/>IDE PyCharm Community.</text:span></text:p>
      <text:p text:style-name="P5"/>
      <text:p text:style-name="P6"><text:span text:style-name="T4">Цель: </text:span><text:span text:style-name="T6">закрепить усвоенные знания, понятия, алгоритмы, основные принципы составления программ, приобрести навыки составления программ с применением множеств в <text:s/>IDE PyCharm Community.</text:span></text:p>
      <text:p text:style-name="P6"/>
      <text:p text:style-name="P6"><text:span text:style-name="T1">Постановка задачи.</text:span></text:p>
      <text:p text:style-name="P2"><text:span text:style-name="T9">В</text:span><text:span text:style-name="T8"> магазинах имеются следующие товары. Магнит-молоко,соль,сахар. Пятерочка-мясо,молоко,сыр. Перекресток-молоко,творог,сыр,сахар. Определить:</text:span><text:line-break/><text:span text:style-name="T8">1. полный список всех товаров.</text:span><text:line-break/><text:span text:style-name="T8">2. в каких магазинах можно приобрести одновременно молоко и сыр.</text:span><text:line-break/><text:span text:style-name="T8">3. в каких магазинах можно приобрести сахар.</text:span></text:p>
      <text:p text:style-name="P1"><text:span text:style-name="T1"/></text:p>
      <text:p text:style-name="P6"><text:span text:style-name="T1">Текст программы:</text:span></text:p>
      <text:p text:style-name="P2"><text:span text:style-name="T11">magnit = </text:span><text:span text:style-name="T10">{</text:span><text:span text:style-name="T12">"молоко"</text:span><text:span text:style-name="T13">, </text:span><text:span text:style-name="T12">"соль"</text:span><text:span text:style-name="T13">, </text:span><text:span text:style-name="T12">"сахар"</text:span><text:span text:style-name="T10">}</text:span><text:line-break/><text:span text:style-name="T10">pyaterochka = {</text:span><text:span text:style-name="T12">"мясо"</text:span><text:span text:style-name="T13">, </text:span><text:span text:style-name="T12">"молоко"</text:span><text:span text:style-name="T13">, </text:span><text:span text:style-name="T12">"сыр"</text:span><text:span text:style-name="T10">}</text:span><text:line-break/><text:span text:style-name="T10">perekrestok = {</text:span><text:span text:style-name="T12">"молоко"</text:span><text:span text:style-name="T13">, </text:span><text:span text:style-name="T12">"творог"</text:span><text:span text:style-name="T13">, </text:span><text:span text:style-name="T12">"сыр"</text:span><text:span text:style-name="T13">, </text:span><text:span text:style-name="T12">"сахар"</text:span><text:span text:style-name="T10">}</text:span><text:line-break/><text:span text:style-name="T14">print</text:span><text:span text:style-name="T10">(</text:span><text:span text:style-name="T12">"Полный список всех товаров:"</text:span><text:span text:style-name="T13">, </text:span><text:span text:style-name="T10">magnit|pyaterochka|perekrestok)</text:span><text:line-break/><text:span text:style-name="T14">print</text:span><text:span text:style-name="T10">(</text:span><text:span text:style-name="T12">"Можно приобрести одновременно молоко и сыр в следующих магазинах:"</text:span><text:span text:style-name="T10">)</text:span><text:line-break/><text:span text:style-name="T13">if </text:span><text:span text:style-name="T12">"молоко" </text:span><text:span text:style-name="T13">in </text:span><text:span text:style-name="T10">magnit </text:span><text:span text:style-name="T13">and </text:span><text:span text:style-name="T12">"сыр" </text:span><text:span text:style-name="T13">in </text:span><text:span text:style-name="T10">magnit:</text:span><text:line-break/><text:span text:style-name="T10"> <text:s text:c="3"/></text:span><text:span text:style-name="T14">print</text:span><text:span text:style-name="T10">(</text:span><text:span text:style-name="T12">"Магнит"</text:span><text:span text:style-name="T10">)</text:span><text:line-break/><text:span text:style-name="T13">if </text:span><text:span text:style-name="T12">"молоко" </text:span><text:span text:style-name="T13">in </text:span><text:span text:style-name="T10">pyaterochka </text:span><text:span text:style-name="T13">and </text:span><text:span text:style-name="T12">"сыр" </text:span><text:span text:style-name="T13">in </text:span><text:span text:style-name="T10">pyaterochka:</text:span><text:line-break/><text:span text:style-name="T10"> <text:s text:c="3"/></text:span><text:span text:style-name="T14">print</text:span><text:span text:style-name="T10">(</text:span><text:span text:style-name="T12">"Пятерочка"</text:span><text:span text:style-name="T10">)</text:span><text:line-break/><text:span text:style-name="T13">if </text:span><text:span text:style-name="T12">"молоко" </text:span><text:span text:style-name="T13">in </text:span><text:span text:style-name="T10">perekrestok </text:span><text:span text:style-name="T13">and </text:span><text:span text:style-name="T12">"сыр" </text:span><text:span text:style-name="T13">in </text:span><text:span text:style-name="T10">perekrestok:</text:span><text:line-break/><text:span text:style-name="T10"> <text:s text:c="3"/></text:span><text:span text:style-name="T14">print</text:span><text:span text:style-name="T10">(</text:span><text:span text:style-name="T12">"Перекресток"</text:span><text:span text:style-name="T10">)</text:span><text:line-break/><text:span text:style-name="T14">print</text:span><text:span text:style-name="T10">(</text:span><text:span text:style-name="T12">"Можно приобрести сахар в следующих магазинах:"</text:span><text:span text:style-name="T10">)</text:span><text:line-break/><text:span text:style-name="T13">if </text:span><text:span text:style-name="T12">"сахар" </text:span><text:span text:style-name="T13">in </text:span><text:span text:style-name="T10">magnit:</text:span><text:line-break/><text:span text:style-name="T10"> <text:s text:c="3"/></text:span><text:span text:style-name="T14">print</text:span><text:span text:style-name="T10">(</text:span><text:span text:style-name="T12">"Магнит"</text:span><text:span text:style-name="T10">)</text:span><text:line-break/><text:span text:style-name="T13">if </text:span><text:span text:style-name="T12">"сахар" </text:span><text:span text:style-name="T13">in </text:span><text:span text:style-name="T10">pyaterochka:</text:span><text:line-break/><text:span text:style-name="T10"> <text:s text:c="3"/></text:span><text:span text:style-name="T14">print</text:span><text:span text:style-name="T10">(</text:span><text:span text:style-name="T12">"Пятерочка"</text:span><text:span text:style-name="T10">)</text:span><text:line-break/><text:span text:style-name="T13">if </text:span><text:span text:style-name="T12">"сахар" </text:span><text:span text:style-name="T13">in </text:span><text:span text:style-name="T10">perekrestok:</text:span><text:line-break/><text:span text:style-name="T10"> <text:s text:c="3"/></text:span><text:span text:style-name="T14">print</text:span><text:span text:style-name="T10">(</text:span><text:span text:style-name="T12">"Перекресток"</text:span><text:span text:style-name="T10">)</text:span></text:p>
      <text:p text:style-name="P1"><text:span text:style-name="T1"/></text:p>
      <text:p text:style-name="P6"><text:span text:style-name="T1">Протокол работы программы:</text:span></text:p>
      <text:p text:style-name="P6"><text:span text:style-name="T1">/usr/bin/python3.9 /home/student/Документы/PycharmProjects/IS-22/Engibaryan/PZ-10/10.py </text:span></text:p>
      <text:p text:style-name="P6"><text:span text:style-name="T1">Полный список всех товаров: {'сахар', 'сыр', 'творог', 'мясо', 'молоко', 'соль'}</text:span></text:p>
      <text:p text:style-name="P6"><text:span text:style-name="T1">Можно приобрести одновременно молоко и сыр в следующих магазинах:</text:span></text:p>
      <text:p text:style-name="P6"><text:span text:style-name="T1">Пятерочка</text:span></text:p>
      <text:p text:style-name="P6"><text:span text:style-name="T1">Перекресток</text:span></text:p>
      <text:p text:style-name="P6"><text:span text:style-name="T1">Можно приобрести сахар в следующих магазинах:</text:span></text:p>
      <text:p text:style-name="P6"><text:span text:style-name="T1">Магнит</text:span></text:p>
      <text:p text:style-name="P6"><text:span text:style-name="T1">Перекресток</text:span></text:p>
      <text:p text:style-name="P6"><text:span text:style-name="T1"/></text:p>
      <text:p text:style-name="P6"><text:span text:style-name="T1">Process finished with exit code 0</text:span></text:p>
      <text:p text:style-name="P6"><text:span text:style-name="T1">Вывод: </text:span><text:span text:style-name="T7">я </text:span><text:span text:style-name="T6">закрепила усвоенные знания, понятия, алгоритмы, основные принципы составления программ, приобрела навыки составления программ с применением множеств в <text:s/>IDE PyCharm Community. Выполнены разработка кода, отладка, тестирование, оптимизация программного кода.</text:span></text:p>
      <text:p text:style-name="P6"><text:span text:style-name="T6"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23T16:54:57.911526672</dc:date>
    <meta:editing-cycles>2</meta:editing-cycles>
    <meta:editing-duration>PT11M29S</meta:editing-duration>
    <meta:document-statistic meta:table-count="0" meta:image-count="0" meta:object-count="0" meta:page-count="1" meta:paragraph-count="20" meta:word-count="229" meta:character-count="1999" meta:non-whitespace-character-count="1762"/>
    <meta:user-defined meta:name="Поле 1"/>
    <meta:user-defined meta:name="Поле 2"/>
    <meta:user-defined meta:name="Поле 3"/>
    <meta:user-defined meta:name="Поле 4"/>
  </office:meta>
</office:document-meta>
</file>